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2.9728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g_test_osdt_chess" table:style-name="ta1">
        <table:shapes>
          <draw:frame draw:z-index="0" draw:style-name="gr1" draw:text-style-name="P1" svg:width="8.5386in" svg:height="5.1461in" svg:x="9.3358in" svg:y="0.5827in">
            <draw:object draw:notify-on-update-of-ranges="reg_test_osdt_chess.B2:reg_test_osdt_chess.B43 reg_test_osdt_chess.D1:reg_test_osdt_chess.D1 reg_test_osdt_chess.D2:reg_test_osdt_chess.D43 reg_test_osdt_chess.B2:reg_test_osdt_chess.B43 reg_test_osdt_chess.F1:reg_test_osdt_chess.F1 reg_test_osdt_chess.F2:reg_test_osdt_chess.F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Datasetpath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267842054367065" calcext:value-type="float">
            <text:p>0.267842054367065</text:p>
          </table:table-cell>
          <table:table-cell office:value-type="float" office:value="0.82" calcext:value-type="float">
            <text:p>0.82</text:p>
          </table:table-cell>
          <table:table-cell office:value-type="float" office:value="0.621129326047359" calcext:value-type="float">
            <text:p>0.621129326047359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133333333333333" calcext:value-type="float">
            <text:p>0.133333333333333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81581735610962" calcext:value-type="float">
            <text:p>0.181581735610962</text:p>
          </table:table-cell>
          <table:table-cell office:value-type="float" office:value="0.82" calcext:value-type="float">
            <text:p>0.82</text:p>
          </table:table-cell>
          <table:table-cell office:value-type="float" office:value="0.621129326047359" calcext:value-type="float">
            <text:p>0.621129326047359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888888888888889" calcext:value-type="float">
            <text:p>0.088888888888889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8016185760498" calcext:value-type="float">
            <text:p>0.178016185760498</text:p>
          </table:table-cell>
          <table:table-cell office:value-type="float" office:value="0.908" calcext:value-type="float">
            <text:p>0.908</text:p>
          </table:table-cell>
          <table:table-cell office:value-type="float" office:value="0.713114754098361" calcext:value-type="float">
            <text:p>0.713114754098361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592592592592593" calcext:value-type="float">
            <text:p>0.059259259259259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0709371566772" calcext:value-type="float">
            <text:p>0.170709371566772</text:p>
          </table:table-cell>
          <table:table-cell office:value-type="float" office:value="0.908" calcext:value-type="float">
            <text:p>0.908</text:p>
          </table:table-cell>
          <table:table-cell office:value-type="float" office:value="0.713114754098361" calcext:value-type="float">
            <text:p>0.713114754098361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395061728395062" calcext:value-type="float">
            <text:p>0.039506172839506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5972461700439" calcext:value-type="float">
            <text:p>0.175972461700439</text:p>
          </table:table-cell>
          <table:table-cell office:value-type="float" office:value="0.908" calcext:value-type="float">
            <text:p>0.908</text:p>
          </table:table-cell>
          <table:table-cell office:value-type="float" office:value="0.713114754098361" calcext:value-type="float">
            <text:p>0.713114754098361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263374485596708" calcext:value-type="float">
            <text:p>0.026337448559671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8853750228882" calcext:value-type="float">
            <text:p>0.178853750228882</text:p>
          </table:table-cell>
          <table:table-cell office:value-type="float" office:value="0.939" calcext:value-type="float">
            <text:p>0.939</text:p>
          </table:table-cell>
          <table:table-cell office:value-type="float" office:value="0.748178506375228" calcext:value-type="float">
            <text:p>0.748178506375228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175582990397805" calcext:value-type="float">
            <text:p>0.017558299039781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80492401123047" calcext:value-type="float">
            <text:p>0.180492401123047</text:p>
          </table:table-cell>
          <table:table-cell office:value-type="float" office:value="0.965" calcext:value-type="float">
            <text:p>0.965</text:p>
          </table:table-cell>
          <table:table-cell office:value-type="float" office:value="0.821948998178506" calcext:value-type="float">
            <text:p>0.821948998178506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11705532693187" calcext:value-type="float">
            <text:p>0.011705532693187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9421186447144" calcext:value-type="float">
            <text:p>0.179421186447144</text:p>
          </table:table-cell>
          <table:table-cell office:value-type="float" office:value="0.965" calcext:value-type="float">
            <text:p>0.965</text:p>
          </table:table-cell>
          <table:table-cell office:value-type="float" office:value="0.821948998178506" calcext:value-type="float">
            <text:p>0.821948998178506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780368846212468" calcext:value-type="float">
            <text:p>0.00780368846212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80864095687866" calcext:value-type="float">
            <text:p>0.180864095687866</text:p>
          </table:table-cell>
          <table:table-cell office:value-type="float" office:value="0.965" calcext:value-type="float">
            <text:p>0.965</text:p>
          </table:table-cell>
          <table:table-cell office:value-type="float" office:value="0.821948998178506" calcext:value-type="float">
            <text:p>0.821948998178506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520245897474978" calcext:value-type="float">
            <text:p>0.0052024589747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9554462432861" calcext:value-type="float">
            <text:p>0.179554462432861</text:p>
          </table:table-cell>
          <table:table-cell office:value-type="float" office:value="0.965" calcext:value-type="float">
            <text:p>0.965</text:p>
          </table:table-cell>
          <table:table-cell office:value-type="float" office:value="0.821948998178506" calcext:value-type="float">
            <text:p>0.821948998178506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346830598316652" calcext:value-type="float">
            <text:p>0.003468305983167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8202390670776" calcext:value-type="float">
            <text:p>0.178202390670776</text:p>
          </table:table-cell>
          <table:table-cell office:value-type="float" office:value="0.976" calcext:value-type="float">
            <text:p>0.976</text:p>
          </table:table-cell>
          <table:table-cell office:value-type="float" office:value="0.926684881602914" calcext:value-type="float">
            <text:p>0.926684881602914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231220398877768" calcext:value-type="float">
            <text:p>0.002312203988778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84125423431396" calcext:value-type="float">
            <text:p>0.184125423431396</text:p>
          </table:table-cell>
          <table:table-cell office:value-type="float" office:value="0.991" calcext:value-type="float">
            <text:p>0.991</text:p>
          </table:table-cell>
          <table:table-cell office:value-type="float" office:value="0.931693989071038" calcext:value-type="float">
            <text:p>0.931693989071038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154146932585179" calcext:value-type="float">
            <text:p>0.001541469325852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4858093261719" calcext:value-type="float">
            <text:p>0.174858093261719</text:p>
          </table:table-cell>
          <table:table-cell office:value-type="float" office:value="0.995" calcext:value-type="float">
            <text:p>0.995</text:p>
          </table:table-cell>
          <table:table-cell office:value-type="float" office:value="0.931238615664845" calcext:value-type="float">
            <text:p>0.931238615664845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102764621723452" calcext:value-type="float">
            <text:p>0.00102764621723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4965858459473" calcext:value-type="float">
            <text:p>0.174965858459473</text:p>
          </table:table-cell>
          <table:table-cell office:value-type="float" office:value="0.996" calcext:value-type="float">
            <text:p>0.996</text:p>
          </table:table-cell>
          <table:table-cell office:value-type="float" office:value="0.931693989071038" calcext:value-type="float">
            <text:p>0.931693989071038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68509747815635" calcext:value-type="float">
            <text:p>0.000685097478156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9207801818848" calcext:value-type="float">
            <text:p>0.179207801818848</text:p>
          </table:table-cell>
          <table:table-cell office:value-type="float" office:value="0.997" calcext:value-type="float">
            <text:p>0.997</text:p>
          </table:table-cell>
          <table:table-cell office:value-type="float" office:value="0.931238615664845" calcext:value-type="float">
            <text:p>0.931238615664845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456731652104233" calcext:value-type="float">
            <text:p>0.000456731652104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888331413269" calcext:value-type="float">
            <text:p>0.17888331413269</text:p>
          </table:table-cell>
          <table:table-cell office:value-type="float" office:value="0.997" calcext:value-type="float">
            <text:p>0.997</text:p>
          </table:table-cell>
          <table:table-cell office:value-type="float" office:value="0.931238615664845" calcext:value-type="float">
            <text:p>0.931238615664845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304487768069489" calcext:value-type="float">
            <text:p>0.000304487768069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84037446975708" calcext:value-type="float">
            <text:p>0.184037446975708</text:p>
          </table:table-cell>
          <table:table-cell office:value-type="float" office:value="0.997" calcext:value-type="float">
            <text:p>0.997</text:p>
          </table:table-cell>
          <table:table-cell office:value-type="float" office:value="0.931238615664845" calcext:value-type="float">
            <text:p>0.931238615664845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202991845379659" calcext:value-type="float">
            <text:p>0.00020299184538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9672479629517" calcext:value-type="float">
            <text:p>0.179672479629517</text:p>
          </table:table-cell>
          <table:table-cell office:value-type="float" office:value="0.998" calcext:value-type="float">
            <text:p>0.998</text:p>
          </table:table-cell>
          <table:table-cell office:value-type="float" office:value="0.931238615664845" calcext:value-type="float">
            <text:p>0.931238615664845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135327896919773" calcext:value-type="float">
            <text:p>0.00013532789692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81860685348511" calcext:value-type="float">
            <text:p>0.181860685348511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902185979465152" calcext:value-type="float">
            <text:p>9.02185979465152E-0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77140951156616" calcext:value-type="float">
            <text:p>0.177140951156616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601457319643435" calcext:value-type="float">
            <text:p>6.01457319643435E-0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86643123626709" calcext:value-type="float">
            <text:p>0.186643123626709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400971546428957" calcext:value-type="float">
            <text:p>4.00971546428957E-0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83660745620728" calcext:value-type="float">
            <text:p>0.183660745620728</text:p>
          </table:table-cell>
          <table:table-cell office:value-type="float" office:value="1" calcext:value-type="float">
            <text:p>1</text:p>
          </table:table-cell>
          <table:table-cell office:value-type="float" office:value="0.928051001821494" calcext:value-type="float">
            <text:p>0.928051001821494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267314364285971" calcext:value-type="float">
            <text:p>2.67314364285971E-0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825270652771" calcext:value-type="float">
            <text:p>0.1825270652771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178209576190647" calcext:value-type="float">
            <text:p>1.78209576190647E-0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87798738479614" calcext:value-type="float">
            <text:p>0.187798738479614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118806384127098" calcext:value-type="float">
            <text:p>1.18806384127098E-05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96323871612549" calcext:value-type="float">
            <text:p>0.196323871612549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792042560847322" calcext:value-type="float">
            <text:p>7.92042560847322E-06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197091817855835" calcext:value-type="float">
            <text:p>0.197091817855835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528028373898214" calcext:value-type="float">
            <text:p>5.28028373898214E-06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229371070861816" calcext:value-type="float">
            <text:p>0.229371070861816</text:p>
          </table:table-cell>
          <table:table-cell office:value-type="float" office:value="1" calcext:value-type="float">
            <text:p>1</text:p>
          </table:table-cell>
          <table:table-cell office:value-type="float" office:value="0.928051001821494" calcext:value-type="float">
            <text:p>0.928051001821494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352018915932143" calcext:value-type="float">
            <text:p>3.52018915932143E-06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247352361679077" calcext:value-type="float">
            <text:p>0.247352361679077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234679277288095" calcext:value-type="float">
            <text:p>2.34679277288095E-06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253327131271362" calcext:value-type="float">
            <text:p>0.253327131271362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156452851525397" calcext:value-type="float">
            <text:p>1.56452851525397E-06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248354196548462" calcext:value-type="float">
            <text:p>0.248354196548462</text:p>
          </table:table-cell>
          <table:table-cell office:value-type="float" office:value="1" calcext:value-type="float">
            <text:p>1</text:p>
          </table:table-cell>
          <table:table-cell office:value-type="float" office:value="0.928051001821494" calcext:value-type="float">
            <text:p>0.928051001821494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104301901016931" calcext:value-type="float">
            <text:p>1.04301901016931E-06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270736694335937" calcext:value-type="float">
            <text:p>0.270736694335937</text:p>
          </table:table-cell>
          <table:table-cell office:value-type="float" office:value="1" calcext:value-type="float">
            <text:p>1</text:p>
          </table:table-cell>
          <table:table-cell office:value-type="float" office:value="0.928051001821494" calcext:value-type="float">
            <text:p>0.928051001821494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695346006779542" calcext:value-type="float">
            <text:p>6.95346006779542E-07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248502254486084" calcext:value-type="float">
            <text:p>0.248502254486084</text:p>
          </table:table-cell>
          <table:table-cell office:value-type="float" office:value="1" calcext:value-type="float">
            <text:p>1</text:p>
          </table:table-cell>
          <table:table-cell office:value-type="float" office:value="0.928051001821494" calcext:value-type="float">
            <text:p>0.928051001821494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463564004519694" calcext:value-type="float">
            <text:p>4.63564004519694E-07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332329034805298" calcext:value-type="float">
            <text:p>0.332329034805298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309042669679796" calcext:value-type="float">
            <text:p>3.09042669679796E-07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379130125045776" calcext:value-type="float">
            <text:p>0.379130125045776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206028446453198" calcext:value-type="float">
            <text:p>2.06028446453198E-07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411559581756592" calcext:value-type="float">
            <text:p>0.411559581756592</text:p>
          </table:table-cell>
          <table:table-cell office:value-type="float" office:value="1" calcext:value-type="float">
            <text:p>1</text:p>
          </table:table-cell>
          <table:table-cell office:value-type="float" office:value="0.928051001821494" calcext:value-type="float">
            <text:p>0.928051001821494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137352297635465" calcext:value-type="float">
            <text:p>1.37352297635465E-07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577351093292236" calcext:value-type="float">
            <text:p>0.577351093292236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0915681984236434" calcext:value-type="float">
            <text:p>9.15681984236434E-08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694363117218018" calcext:value-type="float">
            <text:p>0.694363117218018</text:p>
          </table:table-cell>
          <table:table-cell office:value-type="float" office:value="1" calcext:value-type="float">
            <text:p>1</text:p>
          </table:table-cell>
          <table:table-cell office:value-type="float" office:value="0.928051001821494" calcext:value-type="float">
            <text:p>0.928051001821494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0610454656157622" calcext:value-type="float">
            <text:p>6.10454656157622E-08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0.606745958328247" calcext:value-type="float">
            <text:p>0.606745958328247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0406969770771748" calcext:value-type="float">
            <text:p>4.06969770771748E-08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2.84988379478455" calcext:value-type="float">
            <text:p>2.84988379478455</text:p>
          </table:table-cell>
          <table:table-cell office:value-type="float" office:value="1" calcext:value-type="float">
            <text:p>1</text:p>
          </table:table-cell>
          <table:table-cell office:value-type="float" office:value="0.928051001821494" calcext:value-type="float">
            <text:p>0.928051001821494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0271313180514499" calcext:value-type="float">
            <text:p>2.71313180514499E-08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1.85094594955444" calcext:value-type="float">
            <text:p>1.85094594955444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0180875453676333" calcext:value-type="float">
            <text:p>1.80875453676333E-08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4.37416863441467" calcext:value-type="float">
            <text:p>4.37416863441467</text:p>
          </table:table-cell>
          <table:table-cell office:value-type="float" office:value="1" calcext:value-type="float">
            <text:p>1</text:p>
          </table:table-cell>
          <table:table-cell office:value-type="float" office:value="0.9275956284153" calcext:value-type="float">
            <text:p>0.9275956284153</text:p>
          </table:table-cell>
        </table:table-row>
        <table:table-row table:style-name="ro1">
          <table:table-cell office:value-type="string" calcext:value-type="string">
            <text:p>osdt_r</text:p>
          </table:table-cell>
          <table:table-cell office:value-type="float" office:value="0.0000000120583635784222" calcext:value-type="float">
            <text:p>1.20583635784222E-08</text:p>
          </table:table-cell>
          <table:table-cell office:value-type="string" calcext:value-type="string">
            <text:p>../res/benchmarks/train/kr-vs-kp/bin_1000.csv</text:p>
          </table:table-cell>
          <table:table-cell office:value-type="float" office:value="9.62824749946594" calcext:value-type="float">
            <text:p>9.62824749946594</text:p>
          </table:table-cell>
          <table:table-cell office:value-type="float" office:value="1" calcext:value-type="float">
            <text:p>1</text:p>
          </table:table-cell>
          <table:table-cell office:value-type="float" office:value="0.928051001821494" calcext:value-type="float">
            <text:p>0.9280510018214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7">00/00/0000</text:date>, <text:time style:data-style-name="N2" text:time-value="15:20:57.6158645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7T15:36:12.861593568</dc:date>
    <meta:editing-duration>PT19M49S</meta:editing-duration>
    <meta:editing-cycles>4</meta:editing-cycles>
    <meta:generator>LibreOffice/6.4.7.2$Linux_X86_64 LibreOffice_project/40$Build-2</meta:generator>
    <meta:document-statistic meta:table-count="1" meta:cell-count="25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000001" chart:maximum="0.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1" chart:interval-major="0.1" chart:interval-minor-divisor="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689cm" svg:height="13.072cm" xlink:href=".." xlink:type="simple" chart:class="chart:scatter" chart:style-name="ch1">
        <chart:legend chart:legend-position="end" svg:x="17.937cm" svg:y="5.988cm" style:legend-expansion="high" chart:style-name="ch2"/>
        <chart:plot-area chart:style-name="ch3" table:cell-range-address="reg_test_osdt_chess.B2:reg_test_osdt_chess.B43 reg_test_osdt_chess.D1:reg_test_osdt_chess.D43 reg_test_osdt_chess.F1:reg_test_osdt_chess.F43" chart:data-source-has-labels="row" svg:x="1.444cm" svg:y="0.261cm" svg:width="15.066cm" svg:height="11.569cm">
          <chartooo:coordinate-region svg:x="2.171cm" svg:y="0.46cm" svg:width="13.611cm" svg:height="10.723cm"/>
          <chart:axis chart:dimension="x" chart:name="primary-x" chart:style-name="ch4">
            <chart:title svg:x="7.861cm" svg:y="12.091cm" chart:style-name="ch5">
              <text:p>Regularization</text:p>
            </chart:title>
          </chart:axis>
          <chart:axis chart:dimension="y" chart:name="primary-y" chart:style-name="ch6">
            <chart:title svg:x="0.451cm" svg:y="7.214cm" chart:style-name="ch7">
              <text:p>Execution Time</text:p>
            </chart:title>
            <chart:grid chart:style-name="ch8" chart:class="major"/>
          </chart:axis>
          <chart:axis chart:dimension="y" chart:name="secondary-y" chart:style-name="ch9">
            <chart:title svg:x="16.943cm" svg:y="7.108cm" chart:style-name="ch7">
              <text:p>Test Accuracy</text:p>
            </chart:title>
          </chart:axis>
          <chart:series chart:attached-axis="primary-y" chart:style-name="ch10" chart:values-cell-range-address="reg_test_osdt_chess.D2:reg_test_osdt_chess.D43" chart:label-cell-address="reg_test_osdt_chess.D1:reg_test_osdt_chess.D1" chart:class="chart:scatter">
            <chart:domain table:cell-range-address="reg_test_osdt_chess.B2:reg_test_osdt_chess.B43"/>
            <chart:data-point chart:repeated="42"/>
          </chart:series>
          <chart:series chart:attached-axis="secondary-y" chart:style-name="ch11" chart:values-cell-range-address="reg_test_osdt_chess.F2:reg_test_osdt_chess.F43" chart:label-cell-address="reg_test_osdt_chess.F1:reg_test_osdt_chess.F1" chart:class="chart:scatter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xecution Time</text:p>
                <draw:g>
                  <svg:desc>reg_test_osdt_chess.D1:reg_test_osdt_chess.D1</svg:desc>
                </draw:g>
              </table:table-cell>
              <table:table-cell office:value-type="string">
                <text:p>Test Accuracy</text:p>
                <draw:g>
                  <svg:desc>reg_test_osdt_chess.F1:reg_test_osdt_ches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reg_test_osdt_chess.B2:reg_test_osdt_chess.B43</svg:desc>
                </draw:g>
              </table:table-cell>
              <table:table-cell office:value-type="float" office:value="0.267842054367065">
                <text:p>0.267842054367065</text:p>
                <draw:g>
                  <svg:desc>reg_test_osdt_chess.D2:reg_test_osdt_chess.D43</svg:desc>
                </draw:g>
              </table:table-cell>
              <table:table-cell office:value-type="float" office:value="0.621129326047359">
                <text:p>0.621129326047359</text:p>
                <draw:g>
                  <svg:desc>reg_test_osdt_chess.F2:reg_test_osdt_chess.F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81581735610962">
                <text:p>0.181581735610962</text:p>
              </table:table-cell>
              <table:table-cell office:value-type="float" office:value="0.621129326047359">
                <text:p>0.621129326047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88888888888889">
                <text:p>0.0888888888888889</text:p>
              </table:table-cell>
              <table:table-cell office:value-type="float" office:value="0.178016185760498">
                <text:p>0.178016185760498</text:p>
              </table:table-cell>
              <table:table-cell office:value-type="float" office:value="0.713114754098361">
                <text:p>0.7131147540983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92592592592593">
                <text:p>0.0592592592592593</text:p>
              </table:table-cell>
              <table:table-cell office:value-type="float" office:value="0.170709371566772">
                <text:p>0.170709371566772</text:p>
              </table:table-cell>
              <table:table-cell office:value-type="float" office:value="0.713114754098361">
                <text:p>0.7131147540983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95061728395062">
                <text:p>0.0395061728395062</text:p>
              </table:table-cell>
              <table:table-cell office:value-type="float" office:value="0.175972461700439">
                <text:p>0.175972461700439</text:p>
              </table:table-cell>
              <table:table-cell office:value-type="float" office:value="0.713114754098361">
                <text:p>0.7131147540983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3374485596708">
                <text:p>0.0263374485596708</text:p>
              </table:table-cell>
              <table:table-cell office:value-type="float" office:value="0.178853750228882">
                <text:p>0.178853750228882</text:p>
              </table:table-cell>
              <table:table-cell office:value-type="float" office:value="0.748178506375228">
                <text:p>0.748178506375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75582990397805">
                <text:p>0.0175582990397805</text:p>
              </table:table-cell>
              <table:table-cell office:value-type="float" office:value="0.180492401123047">
                <text:p>0.180492401123047</text:p>
              </table:table-cell>
              <table:table-cell office:value-type="float" office:value="0.821948998178506">
                <text:p>0.8219489981785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1705532693187">
                <text:p>0.011705532693187</text:p>
              </table:table-cell>
              <table:table-cell office:value-type="float" office:value="0.179421186447144">
                <text:p>0.179421186447144</text:p>
              </table:table-cell>
              <table:table-cell office:value-type="float" office:value="0.821948998178506">
                <text:p>0.8219489981785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780368846212468">
                <text:p>0.00780368846212468</text:p>
              </table:table-cell>
              <table:table-cell office:value-type="float" office:value="0.180864095687866">
                <text:p>0.180864095687866</text:p>
              </table:table-cell>
              <table:table-cell office:value-type="float" office:value="0.821948998178506">
                <text:p>0.8219489981785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20245897474978">
                <text:p>0.00520245897474978</text:p>
              </table:table-cell>
              <table:table-cell office:value-type="float" office:value="0.179554462432861">
                <text:p>0.179554462432861</text:p>
              </table:table-cell>
              <table:table-cell office:value-type="float" office:value="0.821948998178506">
                <text:p>0.8219489981785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46830598316652">
                <text:p>0.00346830598316652</text:p>
              </table:table-cell>
              <table:table-cell office:value-type="float" office:value="0.178202390670776">
                <text:p>0.178202390670776</text:p>
              </table:table-cell>
              <table:table-cell office:value-type="float" office:value="0.926684881602914">
                <text:p>0.9266848816029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31220398877768">
                <text:p>0.00231220398877768</text:p>
              </table:table-cell>
              <table:table-cell office:value-type="float" office:value="0.184125423431396">
                <text:p>0.184125423431396</text:p>
              </table:table-cell>
              <table:table-cell office:value-type="float" office:value="0.931693989071038">
                <text:p>0.931693989071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54146932585179">
                <text:p>0.00154146932585179</text:p>
              </table:table-cell>
              <table:table-cell office:value-type="float" office:value="0.174858093261719">
                <text:p>0.174858093261719</text:p>
              </table:table-cell>
              <table:table-cell office:value-type="float" office:value="0.931238615664845">
                <text:p>0.9312386156648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02764621723452">
                <text:p>0.00102764621723452</text:p>
              </table:table-cell>
              <table:table-cell office:value-type="float" office:value="0.174965858459473">
                <text:p>0.174965858459473</text:p>
              </table:table-cell>
              <table:table-cell office:value-type="float" office:value="0.931693989071038">
                <text:p>0.9316939890710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68509747815635">
                <text:p>0.00068509747815635</text:p>
              </table:table-cell>
              <table:table-cell office:value-type="float" office:value="0.179207801818848">
                <text:p>0.179207801818848</text:p>
              </table:table-cell>
              <table:table-cell office:value-type="float" office:value="0.931238615664845">
                <text:p>0.9312386156648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456731652104233">
                <text:p>0.000456731652104233</text:p>
              </table:table-cell>
              <table:table-cell office:value-type="float" office:value="0.17888331413269">
                <text:p>0.17888331413269</text:p>
              </table:table-cell>
              <table:table-cell office:value-type="float" office:value="0.931238615664845">
                <text:p>0.9312386156648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304487768069489">
                <text:p>0.000304487768069489</text:p>
              </table:table-cell>
              <table:table-cell office:value-type="float" office:value="0.184037446975708">
                <text:p>0.184037446975708</text:p>
              </table:table-cell>
              <table:table-cell office:value-type="float" office:value="0.931238615664845">
                <text:p>0.9312386156648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02991845379659">
                <text:p>0.000202991845379659</text:p>
              </table:table-cell>
              <table:table-cell office:value-type="float" office:value="0.179672479629517">
                <text:p>0.179672479629517</text:p>
              </table:table-cell>
              <table:table-cell office:value-type="float" office:value="0.931238615664845">
                <text:p>0.9312386156648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35327896919773">
                <text:p>0.000135327896919773</text:p>
              </table:table-cell>
              <table:table-cell office:value-type="float" office:value="0.181860685348511">
                <text:p>0.181860685348511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902185979465152">
                <text:p>0.0000902185979465152</text:p>
              </table:table-cell>
              <table:table-cell office:value-type="float" office:value="0.177140951156616">
                <text:p>0.177140951156616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601457319643435">
                <text:p>0.0000601457319643435</text:p>
              </table:table-cell>
              <table:table-cell office:value-type="float" office:value="0.186643123626709">
                <text:p>0.186643123626709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400971546428957">
                <text:p>0.0000400971546428957</text:p>
              </table:table-cell>
              <table:table-cell office:value-type="float" office:value="0.183660745620728">
                <text:p>0.183660745620728</text:p>
              </table:table-cell>
              <table:table-cell office:value-type="float" office:value="0.928051001821494">
                <text:p>0.928051001821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267314364285971">
                <text:p>0.0000267314364285971</text:p>
              </table:table-cell>
              <table:table-cell office:value-type="float" office:value="0.1825270652771">
                <text:p>0.1825270652771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178209576190647">
                <text:p>0.0000178209576190647</text:p>
              </table:table-cell>
              <table:table-cell office:value-type="float" office:value="0.187798738479614">
                <text:p>0.187798738479614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118806384127098">
                <text:p>0.0000118806384127098</text:p>
              </table:table-cell>
              <table:table-cell office:value-type="float" office:value="0.196323871612549">
                <text:p>0.196323871612549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792042560847322">
                <text:p>0.00000792042560847322</text:p>
              </table:table-cell>
              <table:table-cell office:value-type="float" office:value="0.197091817855835">
                <text:p>0.197091817855835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528028373898214">
                <text:p>0.00000528028373898214</text:p>
              </table:table-cell>
              <table:table-cell office:value-type="float" office:value="0.229371070861816">
                <text:p>0.229371070861816</text:p>
              </table:table-cell>
              <table:table-cell office:value-type="float" office:value="0.928051001821494">
                <text:p>0.9280510018214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352018915932143">
                <text:p>0.00000352018915932143</text:p>
              </table:table-cell>
              <table:table-cell office:value-type="float" office:value="0.247352361679077">
                <text:p>0.247352361679077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234679277288095">
                <text:p>0.00000234679277288095</text:p>
              </table:table-cell>
              <table:table-cell office:value-type="float" office:value="0.253327131271362">
                <text:p>0.253327131271362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156452851525397">
                <text:p>0.00000156452851525397</text:p>
              </table:table-cell>
              <table:table-cell office:value-type="float" office:value="0.248354196548462">
                <text:p>0.248354196548462</text:p>
              </table:table-cell>
              <table:table-cell office:value-type="float" office:value="0.928051001821494">
                <text:p>0.9280510018214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104301901016931">
                <text:p>0.00000104301901016931</text:p>
              </table:table-cell>
              <table:table-cell office:value-type="float" office:value="0.270736694335937">
                <text:p>0.270736694335937</text:p>
              </table:table-cell>
              <table:table-cell office:value-type="float" office:value="0.928051001821494">
                <text:p>0.9280510018214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0695346006779542">
                <text:p>0.000000695346006779542</text:p>
              </table:table-cell>
              <table:table-cell office:value-type="float" office:value="0.248502254486084">
                <text:p>0.248502254486084</text:p>
              </table:table-cell>
              <table:table-cell office:value-type="float" office:value="0.928051001821494">
                <text:p>0.9280510018214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0463564004519694">
                <text:p>0.000000463564004519694</text:p>
              </table:table-cell>
              <table:table-cell office:value-type="float" office:value="0.332329034805298">
                <text:p>0.332329034805298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309042669679796">
                <text:p>0.000000309042669679796</text:p>
              </table:table-cell>
              <table:table-cell office:value-type="float" office:value="0.379130125045776">
                <text:p>0.379130125045776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0206028446453198">
                <text:p>0.000000206028446453198</text:p>
              </table:table-cell>
              <table:table-cell office:value-type="float" office:value="0.411559581756592">
                <text:p>0.411559581756592</text:p>
              </table:table-cell>
              <table:table-cell office:value-type="float" office:value="0.928051001821494">
                <text:p>0.9280510018214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137352297635465">
                <text:p>0.000000137352297635465</text:p>
              </table:table-cell>
              <table:table-cell office:value-type="float" office:value="0.577351093292236">
                <text:p>0.577351093292236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0915681984236434">
                <text:p>0.0000000915681984236434</text:p>
              </table:table-cell>
              <table:table-cell office:value-type="float" office:value="0.694363117218018">
                <text:p>0.694363117218018</text:p>
              </table:table-cell>
              <table:table-cell office:value-type="float" office:value="0.928051001821494">
                <text:p>0.9280510018214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0610454656157622">
                <text:p>0.0000000610454656157622</text:p>
              </table:table-cell>
              <table:table-cell office:value-type="float" office:value="0.606745958328247">
                <text:p>0.606745958328247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0406969770771748">
                <text:p>0.0000000406969770771748</text:p>
              </table:table-cell>
              <table:table-cell office:value-type="float" office:value="2.84988379478455">
                <text:p>2.84988379478455</text:p>
              </table:table-cell>
              <table:table-cell office:value-type="float" office:value="0.928051001821494">
                <text:p>0.9280510018214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00271313180514499">
                <text:p>0.0000000271313180514499</text:p>
              </table:table-cell>
              <table:table-cell office:value-type="float" office:value="1.85094594955444">
                <text:p>1.85094594955444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0180875453676333">
                <text:p>0.0000000180875453676333</text:p>
              </table:table-cell>
              <table:table-cell office:value-type="float" office:value="4.37416863441467">
                <text:p>4.37416863441467</text:p>
              </table:table-cell>
              <table:table-cell office:value-type="float" office:value="0.9275956284153">
                <text:p>0.92759562841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0120583635784222">
                <text:p>0.0000000120583635784222</text:p>
              </table:table-cell>
              <table:table-cell office:value-type="float" office:value="9.62824749946594">
                <text:p>9.62824749946594</text:p>
              </table:table-cell>
              <table:table-cell office:value-type="float" office:value="0.928051001821494">
                <text:p>0.9280510018214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